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65pt"/>
    </style:style>
    <style:style style:name="co2" style:family="table-column">
      <style:table-column-properties fo:break-before="auto" style:column-width="111.94pt"/>
    </style:style>
    <style:style style:name="co3" style:family="table-column">
      <style:table-column-properties fo:break-before="auto" style:column-width="39.86pt"/>
    </style:style>
    <style:style style:name="co4" style:family="table-column">
      <style:table-column-properties fo:break-before="auto" style:column-width="40.2pt"/>
    </style:style>
    <style:style style:name="co5" style:family="table-column">
      <style:table-column-properties fo:break-before="auto" style:column-width="106.21pt"/>
    </style:style>
    <style:style style:name="co6" style:family="table-column">
      <style:table-column-properties fo:break-before="auto" style:column-width="112.9pt"/>
    </style:style>
    <style:style style:name="co7" style:family="table-column">
      <style:table-column-properties fo:break-before="auto" style:column-width="114.8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18.66pt"/>
    </style:style>
    <style:style style:name="co10" style:family="table-column">
      <style:table-column-properties fo:break-before="auto" style:column-width="68.91pt"/>
    </style:style>
    <style:style style:name="co11" style:family="table-column">
      <style:table-column-properties fo:break-before="auto" style:column-width="156.9pt"/>
    </style:style>
    <style:style style:name="co12" style:family="table-column">
      <style:table-column-properties fo:break-before="auto" style:column-width="122.4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T1" style:family="text">
      <style:text-properties style:use-window-font-color="true" style:font-name="宋体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宋体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evelopment board pin allocation table</text:p>
          </table:table-cell>
          <table:table-cell table:style-name="ce1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SET button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/>
          <table:table-cell table:style-name="ce2" office:value-type="string" calcext:value-type="string">
            <text:p>Digital tube</text:p>
          </table:table-cell>
          <table:table-cell table:style-name="ce8" office:value-type="string" calcext:value-type="string">
            <text:p>Pin numb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PGA_CLK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IG1</text:p>
          </table:table-cell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DIG2</text:p>
          </table:table-cell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eys</text:p>
          </table:table-cell>
          <table:table-cell table:style-name="ce8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DIG3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<text:span text:style-name="T1">EY1</text:span>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DIG4</text:p>
          </table:table-cell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<text:span text:style-name="T1">EY2</text:span>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EG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1013"/>
        </table:table-row>
        <table:table-row table:style-name="ro1">
          <table:table-cell table:style-name="ce4" office:value-type="string" calcext:value-type="string">
            <text:p>KEY3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EG1</text:p>
          </table:table-cell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EY4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EG2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G3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zzer</text:p>
          </table:table-cell>
          <table:table-cell table:style-name="ce8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SEG4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ep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SEG5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G6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al switch</text:p>
          </table:table-cell>
          <table:table-cell table:style-name="ce8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SEG7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key1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key2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key3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/>
          <table:table-cell table:style-name="ce2" office:value-type="string" calcext:value-type="string">
            <text:p>SDRAM</text:p>
          </table:table-cell>
          <table:table-cell table:style-name="ce8" office:value-type="string" calcext:value-type="string">
            <text:p>Pin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key4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 DQ0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 DQ1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 DQ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8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S DQ3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<text:span text:style-name="T1">ed1</text:span>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 DQ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table:style-name="ce4" office:value-type="string" calcext:value-type="string">
            <text:p>l<text:span text:style-name="T1">ed2</text:span>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 DQ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table:style-name="ce4" office:value-type="string" calcext:value-type="string">
            <text:p>l<text:span text:style-name="T1">ed3</text:span>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 DQ6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d4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 DQ7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 DQ8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ART</text:p>
          </table:table-cell>
          <table:table-cell table:style-name="ce10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S DQ9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<text:span text:style-name="T1">ART_TXD</text:span>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S DQ1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ART_RXD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S DQ11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 DQ1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IC</text:p>
          </table:table-cell>
          <table:table-cell table:style-name="ce8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S DQ13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<text:span text:style-name="T1">CL</text:span>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S DQ14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<text:span text:style-name="T1">DA</text:span>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S DQ15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text:span text:style-name="T1">2C_SCL</text:span>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<text:span text:style-name="T1">2C_SDA</text:span>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S A0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number-columns-repeated="2"/>
          <table:table-cell office:value-type="string" calcext:value-type="string">
            <text:p>S A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S2</text:p>
          </table:table-cell>
          <table:table-cell table:style-name="ce7"/>
          <table:table-cell table:number-columns-repeated="2"/>
          <table:table-cell office:value-type="string" calcext:value-type="string">
            <text:p>S A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<text:span text:style-name="T1">S_CLOCK</text:span>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S A3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<text:span text:style-name="T1">S_DATA</text:span>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 A4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S A5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R</text:p>
          </table:table-cell>
          <table:table-cell table:style-name="ce7"/>
          <table:table-cell table:number-columns-repeated="2"/>
          <table:table-cell office:value-type="string" calcext:value-type="string">
            <text:p>S A6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R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 A7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number-columns-repeated="2"/>
          <table:table-cell office:value-type="string" calcext:value-type="string">
            <text:p>S A8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S A9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GA</text:p>
          </table:table-cell>
          <table:table-cell table:style-name="ce8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S A10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<text:span text:style-name="T1">GA_HSYNC</text:span>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S A11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GA_VSYNC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GA_B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SD BS0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GA_G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SD BS1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GA_R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SD LDQM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D UDQM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CD 1602 12864</text:p>
          </table:table-cell>
          <table:table-cell table:style-name="ce8" office:value-type="string" calcext:value-type="string">
            <text:p>Pin number</text:p>
          </table:table-cell>
          <table:table-cell table:number-columns-repeated="2"/>
          <table:table-cell office:value-type="string" calcext:value-type="string">
            <text:p>SD CKE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CD1<text:span text:style-name="T1"> RS</text:span></text:p>
          </table:table-cell>
          <table:table-cell table:style-name="ce7"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SD CLK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CD2<text:span text:style-name="T1"> RW</text:span>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SD CS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CD3<text:span text:style-name="T1"> E</text:span></text:p>
          </table:table-cell>
          <table:table-cell table:style-name="ce7"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SD RAS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CD4<text:span text:style-name="T1"> D0</text:span></text:p>
          </table:table-cell>
          <table:table-cell table:style-name="ce7"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SD CAS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CD5<text:span text:style-name="T1"> D1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 WE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CD<text:span text:style-name="T1">6 D2</text:span></text:p>
          </table:table-cell>
          <table:table-cell table:style-name="ce7"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CD7<text:span text:style-name="T1"> D3</text:span>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CD8<text:span text:style-name="T1"> D4</text:span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CD9<text:span text:style-name="T1"> D5</text:span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CD10<text:span text:style-name="T1"> D6</text:span>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CD11<text:span text:style-name="T1"> D7</text:span>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style:font-name="宋体" fo:font-family="宋体" fo:font-size="12pt" style:font-name-asian="Noto Sans CJK SC" style:font-family-asian="'Noto Sans CJK SC'" style:font-family-generic-asian="system" style:font-pitch-asian="variable" style:font-size-asian="12pt" style:font-name-complex="宋体" style:font-family-complex="宋体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text-line-through-type="none" style:font-name="宋体" fo:font-family="宋体" fo:font-size="18pt" fo:font-style="normal" fo:text-shadow="none" style:text-underline-style="none" fo:font-weight="bold" style:font-size-asian="18pt" style:font-style-asian="normal" style:font-weight-asian="bold" style:font-name-complex="宋体" style:font-family-complex="宋体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宋体" fo:font-family="宋体" fo:font-size="15pt" fo:font-style="normal" fo:text-shadow="none" style:text-underline-style="none" fo:font-weight="bold" style:font-size-asian="15pt" style:font-style-asian="normal" style:font-weight-asian="bold" style:font-name-complex="宋体" style:font-family-complex="宋体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宋体" fo:font-family="宋体" fo:font-size="13pt" fo:font-style="normal" fo:text-shadow="none" style:text-underline-style="none" fo:font-weight="bold" style:font-size-asian="13pt" style:font-style-asian="normal" style:font-weight-asian="bold" style:font-name-complex="宋体" style:font-family-complex="宋体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1.76pt double-thin #333333" style:border-line-width="0.51pt 0.74pt 0.5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汇总" style:family="table-cell" style:parent-style-name="Default">
      <style:table-cell-properties fo:border-bottom="1.76pt double-thin #333399" style:border-line-width-bottom="0.51pt 0.74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74pt solid #c0c0c0"/>
    </style:style>
    <style:style style:name="解释性文本" style:family="table-cell" style:parent-style-name="Default">
      <style:text-properties fo:color="#808080" style:text-outline="false" style:text-line-through-style="none" style:text-line-through-type="none" style:font-name="宋体" fo:font-family="宋体" fo:font-size="11pt" fo:font-style="italic" fo:text-shadow="none" style:text-underline-style="none" fo:font-weight="normal" style:font-size-asian="11pt" style:font-style-asian="italic" style:font-weight-asian="normal" style:font-name-complex="宋体" style:font-family-complex="宋体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1.76pt double-thin #ff9900" style:border-line-width-bottom="0.51pt 0.74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07:20:31.762308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2-11-26T02:27:11</meta:creation-date>
    <dc:date>2020-10-03T08:16:34.490384721</dc:date>
    <meta:generator>LibreOffice/6.0.7.3$Linux_X86_64 LibreOffice_project/00m0$Build-3</meta:generator>
    <meta:editing-duration>PT27M5S</meta:editing-duration>
    <meta:editing-cycles>2</meta:editing-cycles>
    <meta:document-statistic meta:table-count="1" meta:cell-count="203" meta:object-count="0"/>
    <meta:user-defined meta:name="AppVersion">16.0300</meta:user-defined>
    <meta:user-defined meta:name="KSOProductBuildVer">2052-9.1.0.4047</meta:user-defined>
  </office:meta>
</office:document-meta>
</file>